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5.3173in"/>
    </style:style>
    <style:style style:name="co3" style:family="table-column">
      <style:table-column-properties fo:break-before="auto" style:column-width="3.6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Arial" fo:font-size="12pt" style:font-name-asian="Arial" style:font-size-asian="6.80000019073486pt" style:language-asian="none" style:country-asian="none" style:language-complex="none" style:country-complex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office:value-type="string" calcext:value-type="string">
            <text:p>Fri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Стоп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Pause</text:p>
          </table:table-cell>
          <table:table-cell table:formula="of:=STRREV(&quot;הפסקה&quot;)" office:value-type="string" office:string-value="הקספה" calcext:value-type="string">
            <text:p>הקספה</text:p>
          </table:table-cell>
          <table:table-cell office:value-type="string" calcext:value-type="string">
            <text:p>Пауза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Last check out %s</text:p>
          </table:table-cell>
          <table:table-cell table:formula="of:=STRREV(&quot;יציאה אחרונה s%&quot;)" office:value-type="string" office:string-value="%s הנורחא האיצי" calcext:value-type="string">
            <text:p>%s הנורחא האיצי</text:p>
          </table:table-cell>
          <table:table-cell office:value-type="string" calcext:value-type="string">
            <text:p>Последний вход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" office:value-type="string" calcext:value-type="string">
            <text:p>Rub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avrg_hrs_per_day</text:p>
          </table:table-cell>
          <table:table-cell office:value-type="string" calcext:value-type="string">
            <text:p>Average daily working hours</text:p>
          </table:table-cell>
          <table:table-cell table:formula="of:=STRREV(&quot;שעות עבודה יומיות ממוצעות&quot;)" office:value-type="string" office:string-value="תועצוממ תוימוי הדובע תועש" calcext:value-type="string">
            <text:p>תועצוממ תוימוי הדובע תועש</text:p>
          </table:table-cell>
          <table:table-cell office:value-type="string" calcext:value-type="string">
            <text:p>Сред. Кол. рабочих час/день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שכורת אוטומטי&quot;)" office:value-type="string" office:string-value="יטמוטוא תרוכשמ בושיח" calcext:value-type="string">
            <text:p>יטמוטוא תרוכש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סכורת&quot;)" office:value-type="string" office:string-value="תרוכסמ" calcext:value-type="string">
            <text:p>תרוכס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office:value-type="string" calcext:value-type="string">
            <text:p>האם אתה בטוח שתרצה לווטר על %s?</text:p>
          </table:table-cell>
          <table:table-cell office:value-type="string" calcext:value-type="string">
            <text:p><text:span text:style-name="T1">Вы уверены, что хотите %s пропустить</text:span>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Income-tax-percent</text:p>
          </table:table-cell>
          <table:table-cell office:value-type="string" calcext:value-type="string">
            <text:p>Tax rate</text:p>
          </table:table-cell>
          <table:table-cell table:formula="of:=STRREV(&quot;שיעור המס&quot;)" office:value-type="string" office:string-value="סמה רועיש" calcext:value-type="string">
            <text:p>סמה רועיש</text:p>
          </table:table-cell>
          <table:table-cell office:value-type="string" calcext:value-type="string">
            <text:p>Ставка налога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?&quot;)" office:value-type="string" office:string-value="?תאצל תחכש" calcext:value-type="string">
            <text:p>?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2">
          <table:table-cell table:style-name="ce2" office:value-type="string" calcext:value-type="string">
            <text:p>We noticed you had Check in yesterday, but no check out.</text:p>
          </table:table-cell>
          <table:table-cell table:style-name="ce2" office:value-type="string" calcext:value-type="string">
            <text:p>We noticed you had Check-In yesterday, but no Check-Out</text:p>
          </table:table-cell>
          <table:table-cell table:style-name="ce2" office:value-type="string" calcext:value-type="string">
            <text:p>שמנו לב שהיתה לך כניסה אתמול, אבל לא יציאה</text:p>
          </table:table-cell>
          <table:table-cell table:style-name="ce2"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<text:span text:style-name="T1">ВЫЙТИ: рабочий день будет завершен вчера </text:span>в 24:00</text:p>
          </table:table-cell>
        </table:table-row>
        <table:table-row table:style-name="ro1">
          <table:table-cell office:value-type="string" calcext:value-type="string">
            <text:p>forgot_check_out_some_day</text:p>
          </table:table-cell>
          <table:table-cell office:value-type="string" calcext:value-type="string">
            <text:p>We noticed you had Check-In at %s, but no Check-Out</text:p>
          </table:table-cell>
          <table:table-cell office:value-type="string" calcext:value-type="string">
            <text:p>שמנו לב שהיתה לך כניסה בתאריך %s , אבל לא יציאה</text:p>
          </table:table-cell>
          <table:table-cell office:value-type="string" calcext:value-type="string">
            <text:p>Мы заметили, что у вас был вход в %s, но нет выхода</text:p>
          </table:table-cell>
        </table:table-row>
        <table:table-row table:style-name="ro1">
          <table:table-cell table:number-columns-repeated="2" office:value-type="string" calcext:value-type="string">
            <text:p>EDIT: Change working hours</text:p>
          </table:table-cell>
          <table:table-cell office:value-type="string" calcext:value-type="string">
            <text:p>שינוי: לשנות שעות עבודה</text:p>
          </table:table-cell>
          <table:table-cell office:value-type="string" calcext:value-type="string">
            <text:p>РЕДАКТИРОВАТЬ: изменить рабочие часы</text:p>
          </table:table-cell>
        </table:table-row>
        <table:table-row table:style-name="ro1">
          <table:table-cell table:number-columns-repeated="2" office:value-type="string" calcext:value-type="string">
            <text:p>CLOSE: will check you out at 24:00 from that day</text:p>
          </table:table-cell>
          <table:table-cell office:value-type="string" calcext:value-type="string">
            <text:p>סגור: סיום יום עבודה זה בשעה 00:24</text:p>
          </table:table-cell>
          <table:table-cell office:value-type="string" calcext:value-type="string">
            <text:p><text:span text:style-name="T1">ЗАКРЫТЬ: </text:span>Закончить день в 24:00 этого дня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table:number-columns-repeated="2" office:value-type="string" calcext:value-type="string">
            <text:p>Close</text:p>
          </table:table-cell>
          <table:table-cell table:formula="of:=STRREV(&quot;סגור&quot;)" office:value-type="string" office:string-value="רוגס" calcext:value-type="string">
            <text:p>רוגס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table:number-columns-repeated="2" office:value-type="string" calcext:value-type="string">
            <text:p>Edit</text:p>
          </table:table-cell>
          <table:table-cell table:formula="of:=STRREV(&quot;שינוי&quot;)" office:value-type="string" office:string-value="יוניש" calcext:value-type="string">
            <text:p>יוניש</text:p>
          </table:table-cell>
          <table:table-cell office:value-type="string" calcext:value-type="string">
            <text:p>Редактировать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No report</text:p>
          </table:table-cell>
          <table:table-cell table:formula="of:=STRREV(&quot;אין דוח&quot;)" office:value-type="string" office:string-value="חוד ןיא" calcext:value-type="string">
            <text:p>חוד ןיא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fo_lang</text:p>
          </table:table-cell>
          <table:table-cell office:value-type="string" calcext:value-type="string">
            <text:p>Select language for your app</text:p>
          </table:table-cell>
          <table:table-cell office:value-type="string" calcext:value-type="string">
            <text:p>בחירת שפת תוכנה</text:p>
          </table:table-cell>
          <table:table-cell office:value-type="string" calcext:value-type="string">
            <text:p>Выберите язык для вашего приложения</text:p>
          </table:table-cell>
        </table:table-row>
        <table:table-row table:style-name="ro1">
          <table:table-cell office:value-type="string" calcext:value-type="string">
            <text:p>info_cal_settings</text:p>
          </table:table-cell>
          <table:table-cell office:value-type="string" calcext:value-type="string">
            <text:p>Select start of a week day</text:p>
          </table:table-cell>
          <table:table-cell office:value-type="string" calcext:value-type="string">
            <text:p>בחירת היום שבו השבוע מתחיל</text:p>
          </table:table-cell>
          <table:table-cell office:value-type="string" calcext:value-type="string">
            <text:p>Выберите начало дня недели</text:p>
          </table:table-cell>
        </table:table-row>
        <table:table-row table:style-name="ro1">
          <table:table-cell office:value-type="string" calcext:value-type="string">
            <text:p>info_working_hours</text:p>
          </table:table-cell>
          <table:table-cell office:value-type="string" calcext:value-type="string">
            <text:p>Select average working hours</text:p>
          </table:table-cell>
          <table:table-cell office:value-type="string" calcext:value-type="string">
            <text:p>בחר שעות עבודה ממוצעות</text:p>
          </table:table-cell>
          <table:table-cell office:value-type="string" calcext:value-type="string">
            <text:p>Выберите среднее рабочее время</text:p>
          </table:table-cell>
        </table:table-row>
        <table:table-row table:style-name="ro3">
          <table:table-cell office:value-type="string" calcext:value-type="string">
            <text:p>info_auto_salary_calc</text:p>
          </table:table-cell>
          <table:table-cell table:style-name="ce2" office:value-type="string" calcext:value-type="string">
            <text:p>HOURLY WADGE: indicates how much you earn per hour\nBONUS: will include all the salary bonuses such as transport, bonus and so on</text:p>
          </table:table-cell>
          <table:table-cell table:style-name="ce7" office:value-type="string" calcext:value-type="string">
            <text:p>שכר שעתי: מציין כמה אתה מרוויח לשעה\n בונוס חודשי: יכלול את כל מענקי השכר כגון הובלה, בונוס וכדומה</text:p>
          </table:table-cell>
          <table:table-cell table:style-name="ce2" office:value-type="string" calcext:value-type="string">
            <text:p><text:span text:style-name="T1">Часовая ставка</text:span>: указывает, сколько вы зарабатываете в час\nБонус: будет включать все бонусы к зарплате, такие как транспорт, бонус и т. д.</text:p>
          </table:table-cell>
        </table:table-row>
        <table:table-row table:style-name="ro1">
          <table:table-cell office:value-type="string" calcext:value-type="string">
            <text:p>email_bug_description</text:p>
          </table:table-cell>
          <table:table-cell office:value-type="string" calcext:value-type="string">
            <text:p>type your bug description here.</text:p>
          </table:table-cell>
          <table:table-cell office:value-type="string" calcext:value-type="string">
            <text:p>הקלד כאן תיאור הבעיה בתוכנה</text:p>
          </table:table-cell>
          <table:table-cell office:value-type="string" calcext:value-type="string">
            <text:p>введите описание ошибки здесь</text:p>
          </table:table-cell>
        </table:table-row>
        <table:table-row table:style-name="ro1">
          <table:table-cell office:value-type="string" calcext:value-type="string">
            <text:p>email_feature_description</text:p>
          </table:table-cell>
          <table:table-cell office:value-type="string" calcext:value-type="string">
            <text:p>type your feature description here.</text:p>
          </table:table-cell>
          <table:table-cell office:value-type="string" calcext:value-type="string">
            <text:p>הקלד תיאור אופציה נוספת כאן</text:p>
          </table:table-cell>
          <table:table-cell office:value-type="string" calcext:value-type="string">
            <text:p>введите описание здесь</text:p>
          </table:table-cell>
        </table:table-row>
        <table:table-row table:style-name="ro1">
          <table:table-cell office:value-type="string" calcext:value-type="string">
            <text:p>p_notif_passed_hours</text:p>
          </table:table-cell>
          <table:table-cell office:value-type="string" calcext:value-type="string">
            <text:p>Passed %s hours, time to check out!</text:p>
          </table:table-cell>
          <table:table-cell table:style-name="ce9" office:value-type="string" calcext:value-type="string">
            <text:p>עברו %s שעות, זמן יציאה!</text:p>
          </table:table-cell>
          <table:table-cell office:value-type="string" calcext:value-type="string">
            <text:p>Прошло %s час(ов), пора завершать рабочий день!</text:p>
          </table:table-cell>
        </table:table-row>
        <table:table-row table:style-name="ro1">
          <table:table-cell office:value-type="string" calcext:value-type="string">
            <text:p>p_notif_125</text:p>
          </table:table-cell>
          <table:table-cell office:value-type="string" calcext:value-type="string">
            <text:p>You have started your overtime 125%</text:p>
          </table:table-cell>
          <table:table-cell office:value-type="string" calcext:value-type="string">
            <text:p>התחלת את ה125% שעות נוספות</text:p>
          </table:table-cell>
          <table:table-cell office:value-type="string" calcext:value-type="string">
            <text:p>Вы начали сверхурочную работу 125%</text:p>
          </table:table-cell>
        </table:table-row>
        <table:table-row table:style-name="ro1">
          <table:table-cell office:value-type="string" calcext:value-type="string">
            <text:p>p_notif_150</text:p>
          </table:table-cell>
          <table:table-cell office:value-type="string" calcext:value-type="string">
            <text:p>You have started your overtime 150%</text:p>
          </table:table-cell>
          <table:table-cell office:value-type="string" calcext:value-type="string">
            <text:p>התחלת את ה150% שעות נוספות</text:p>
          </table:table-cell>
          <table:table-cell office:value-type="string" calcext:value-type="string">
            <text:p>Вы начали сверхурочную работу 150%</text:p>
          </table:table-cell>
        </table:table-row>
        <table:table-row table:style-name="ro1">
          <table:table-cell table:number-columns-repeated="2" office:value-type="string" calcext:value-type="string">
            <text:p>Problem</text:p>
          </table:table-cell>
          <table:table-cell table:formula="of:=STRREV(&quot;בעיה&quot;)" office:value-type="string" office:string-value="היעב" calcext:value-type="string">
            <text:p>היעב</text:p>
          </table:table-cell>
          <table:table-cell office:value-type="string" calcext:value-type="string">
            <text:p>Проблема</text:p>
          </table:table-cell>
        </table:table-row>
        <table:table-row table:style-name="ro1">
          <table:table-cell table:number-columns-repeated="2" office:value-type="string" calcext:value-type="string">
            <text:p>Notification is not enabled in the device settings</text:p>
          </table:table-cell>
          <table:table-cell office:value-type="string" calcext:value-type="string">
            <text:p>התראה אינה מופעלת בהגדרות המכשיר</text:p>
          </table:table-cell>
          <table:table-cell office:value-type="string" calcext:value-type="string">
            <text:p>Уведомление не включено в настройках устройства</text:p>
          </table:table-cell>
        </table:table-row>
        <table:table-row table:style-name="ro1">
          <table:table-cell office:value-type="string" calcext:value-type="string">
            <text:p>check_out_notif</text:p>
          </table:table-cell>
          <table:table-cell office:value-type="string" calcext:value-type="string">
            <text:p>Enable checkout notification</text:p>
          </table:table-cell>
          <table:table-cell table:formula="of:=STRREV(&quot;הפעל הודעות על סיום עבודה&quot;)" office:value-type="string" office:string-value="הדובע םויס לע תועדוה לעפה" calcext:value-type="string">
            <text:p>הדובע םויס לע תועדוה לעפה</text:p>
          </table:table-cell>
          <table:table-cell office:value-type="string" calcext:value-type="string">
            <text:p>Включить уведомление о выходе</text:p>
          </table:table-cell>
        </table:table-row>
        <table:table-row table:style-name="ro1">
          <table:table-cell office:value-type="string" calcext:value-type="string">
            <text:p>you_have_worked_today_for_x_hours</text:p>
          </table:table-cell>
          <table:table-cell office:value-type="string" calcext:value-type="string">
            <text:p>You already worked today for %s do you wish to remove it?</text:p>
          </table:table-cell>
          <table:table-cell office:value-type="string" calcext:value-type="string">
            <text:p>היום כבר עבדת %s תרצה לווטר על זה?</text:p>
          </table:table-cell>
          <table:table-cell office:value-type="string" calcext:value-type="string">
            <text:p>Вы уже работали сегодня в течение %s вы хотите удалить это?</text:p>
          </table:table-cell>
        </table:table-row>
        <table:table-row table:style-name="ro1">
          <table:table-cell office:value-type="string" calcext:value-type="string">
            <text:p>salary_raise</text:p>
          </table:table-cell>
          <table:table-cell office:value-type="string" calcext:value-type="string">
            <text:p>Salary raise!!</text:p>
          </table:table-cell>
          <table:table-cell table:formula="of:=STRREV(&quot;העלאת שכר!!&quot;)" office:value-type="string" office:string-value="!!רכש תאלעה" calcext:value-type="string">
            <text:p>!!רכש תאלעה</text:p>
          </table:table-cell>
          <table:table-cell office:value-type="string" calcext:value-type="string">
            <text:p><text:span text:style-name="T1">Повышение</text:span>!</text:p>
          </table:table-cell>
        </table:table-row>
        <table:table-row table:style-name="ro1">
          <table:table-cell office:value-type="string" calcext:value-type="string">
            <text:p>congrats_on_salary_raise</text:p>
          </table:table-cell>
          <table:table-cell office:value-type="string" calcext:value-type="string">
            <text:p>Congratulations on your salary raise by %s!</text:p>
          </table:table-cell>
          <table:table-cell office:value-type="string" calcext:value-type="string">
            <text:p><text:span text:style-name="T1">ברכות על העלאת השכר שלך ב!</text:span>%s</text:p>
          </table:table-cell>
          <table:table-cell office:value-type="string" calcext:value-type="string">
            <text:p>Поздравляем с повышением зарплаты на %s!</text:p>
          </table:table-cell>
        </table:table-row>
        <table:table-row table:style-name="ro1">
          <table:table-cell table:number-columns-repeated="2" office:value-type="string" calcext:value-type="string">
            <text:p>Dismiss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Понятно</text:p>
          </table:table-cell>
        </table:table-row>
        <table:table-row table:style-name="ro1">
          <table:table-cell table:number-columns-repeated="2" office:value-type="string" calcext:value-type="string">
            <text:p>Salary simulator for Israel</text:p>
          </table:table-cell>
          <table:table-cell table:formula="of:=STRREV(&quot;סימולטור שכר לישראל&quot;)" office:value-type="string" office:string-value="לארשיל רכש רוטלומיס" calcext:value-type="string">
            <text:p>לארשיל רכש רוטלומיס</text:p>
          </table:table-cell>
          <table:table-cell office:value-type="string" calcext:value-type="string">
            <text:p>Калькулятор зарплаты в Израиле</text:p>
          </table:table-cell>
        </table:table-row>
        <table:table-row table:style-name="ro1">
          <table:table-cell table:number-columns-repeated="2" office:value-type="string" calcext:value-type="string">
            <text:p>Salary simulator</text:p>
          </table:table-cell>
          <table:table-cell table:formula="of:=STRREV(&quot;סימולטור שכר&quot;)" office:value-type="string" office:string-value="רכש רוטלומיס" calcext:value-type="string">
            <text:p>רכש רוטלומיס</text:p>
          </table:table-cell>
          <table:table-cell office:value-type="string" calcext:value-type="string">
            <text:p>Калькулятор зарплат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12:02:49.357000000</meta:creation-date>
    <dc:date>2022-10-01T14:37:18.434000000</dc:date>
    <meta:editing-duration>P5DT5H51M31S</meta:editing-duration>
    <meta:editing-cycles>291</meta:editing-cycles>
    <meta:generator>LibreOffice/7.3.4.2$Windows_X86_64 LibreOffice_project/728fec16bd5f605073805c3c9e7c4212a0120dc5</meta:generator>
    <meta:document-statistic meta:table-count="1" meta:cell-count="696" meta:object-count="0"/>
  </office:meta>
</office:document-meta>
</file>